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8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office:value-type="string" calcext:value-type="string">
            <text:p>26ff</text:p>
          </table:table-cell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3" table:number-columns-repeated="9"/>
          <table:table-cell table:style-name="ce8" office:value-type="float" office:value="18.3" calcext:value-type="float">
            <text:p>18.3</text:p>
          </table:table-cell>
          <table:table-cell table:style-name="ce3" table:number-columns-repeated="15"/>
          <table:table-cell table:style-name="ce9" office:value-type="string" calcext:value-type="string">
            <text:p>ASR AG ZDL / SG / PvR</text:p>
          </table:table-cell>
          <table:table-cell table:style-name="ce2" office:value-type="string" calcext:value-type="string">
            <text:p>Runder Tisch mit Anbietern von Robotermelkanlage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8"/>
          <table:table-cell table:style-name="ce3" table:number-columns-repeated="15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Sitzungsvorbereitung</text:p>
          </table:table-cell>
          <table:table-cell table:style-name="ce11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/>
          <table:table-cell table:style-name="ce3" table:number-columns-repeated="5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Anbieter betreffend verwendeter Fernwartungslösungen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3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jektplan ATDA-ASR (1. Entwurf)</text:p>
          </table:table-cell>
          <table:table-cell table:style-name="ce10"/>
          <table:table-cell table:style-name="ce2" office:value-type="string" calcext:value-type="string">
            <text:p>Themen, abhängig vom 18.3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put der AG ZT DL zum Projektplan</text:p>
          </table:table-cell>
          <table:table-cell/>
          <table:table-cell table:style-name="ce2" office:value-type="string" calcext:value-type="string">
            <text:p>wobei nur einer der drei Blöcke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4"/>
          <table:table-cell table:style-name="ce7"/>
          <table:table-cell table:style-name="ce3" table:number-columns-repeated="4"/>
          <table:table-cell table:style-name="ce8"/>
          <table:table-cell table:style-name="ce7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Umsetzung von Feedback zum 1. Entwurf des Projektplans ATDA-ASR</text:p>
          </table:table-cell>
          <table:table-cell/>
          <table:table-cell table:style-name="ce2" office:value-type="string" calcext:value-type="string">
            <text:p>umgesetzt wird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7" table:number-columns-repeated="4"/>
          <table:table-cell table:style-name="ce3" table:number-columns-repeated="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3"/>
          <table:table-cell table:style-name="ce7" table:number-columns-repeated="2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7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4"/>
          <table:table-cell table:style-name="ce7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umgebung für Datenübertragung mit einer Fernwartungslös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5"/>
          <table:table-cell table:style-name="ce7" table:number-columns-repeated="3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7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5"/>
          <table:table-cell table:style-name="ce7" table:number-columns-repeated="3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Überblick über APIs der Fernwartungsprogramme</text:p>
          </table:table-cell>
          <table:table-cell table:style-name="ce13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7"/>
          <table:table-cell table:style-name="ce7" table:number-columns-repeated="8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Datenübertragungen via verschiedene Fernwartungsprogramme (Annahme 4 Programme)</text:p>
          </table:table-cell>
          <table:table-cell table:style-name="ce13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3"/>
          <table:table-cell table:style-name="ce7" table:number-columns-repeated="2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npassungen des Fernwartungs-Clients vor Installation auf ISM</text:p>
          </table:table-cell>
          <table:table-cell table:style-name="ce13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10" office:value-type="string" calcext:value-type="string">
            <text:p>Datenübertragung via Webservice (dann siehe Themen unten)</text:p>
          </table:table-cell>
          <table:table-cell table:style-name="ce13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5"/>
          <table:table-cell table:style-name="ce7" table:number-columns-repeated="4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npassungen Datentypen und Schnittstellen aus ICAR-ASE</text:p>
          </table:table-cell>
          <table:table-cell table:style-name="ce13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6"/>
          <table:table-cell table:style-name="ce7" table:number-columns-repeated="7"/>
          <table:table-cell table:style-name="ce3" table:number-columns-repeated="2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Umsetzung und Test eines Webservice basierend auf angepasster Version von ICAR-ASE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2"/>
          <table:table-cell table:style-name="ce7" table:number-columns-repeated="3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Umsetzung für Client auf ISM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10" office:value-type="string" calcext:value-type="string">
            <text:p>Datenübertragung via Cloud-Speicher (dann siehe Themen unten)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3"/>
          <table:table-cell table:style-name="ce7" table:number-columns-repeated="2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Überblick über Cloud-Speicher Clients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5"/>
          <table:table-cell table:style-name="ce7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bklärung bezüglich zu übertragende Datenmengen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6"/>
          <table:table-cell table:style-name="ce7" table:number-columns-repeated="4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Testsystem für Datenübertragung per Cloud-Speicher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0"/>
          <table:table-cell table:style-name="ce7" table:number-columns-repeated="4"/>
          <table:table-cell table:style-name="ce3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blaufplanung für Datenübertragung mit Cloud-Speicher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7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5" table:number-columns-repeated="26"/>
          <table:table-cell table:style-name="ce2" table:number-columns-repeated="3"/>
          <table:table-cell/>
        </table:table-row>
        <table:table-row table:style-name="ro1" table:number-rows-repeated="104852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.00.0000</text:date>, <text:time style:data-style-name="N2" text:time-value="10:15:35.0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2-04T10:31:50.864000000</dc:date>
    <meta:editing-duration>PT2H24M11S</meta:editing-duration>
    <meta:editing-cycles>28</meta:editing-cycles>
    <meta:generator>LibreOffice/5.0.4.2$Windows_x86 LibreOffice_project/2b9802c1994aa0b7dc6079e128979269cf95bc78</meta:generator>
    <meta:document-statistic meta:table-count="1" meta:cell-count="99" meta:object-count="0"/>
  </office:meta>
</office:document-meta>
</file>